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text:span>We can use this widget when we need to select one option from the list.</text:span></text:p>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zero-based index of the selected option will be stored.</text:span></text:p>,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text:span>List of options.</text:span></text:p>,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Dropdown (EEZ-GUI)15" text:continue-numbering="true" text:continue-list="list_Dropdow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Dropdown (EEZ-GUI)18"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19" text:continue-numbering="true" text:continue-list="list_Dropdown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Dropdown (EEZ-GUI)20" text:continue-numbering="true" text:continue-list="list_Dropdown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Dropdown (EEZ-GUI)21" text:continue-numbering="true" text:continue-list="list_Dropdown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